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" svg:font-family="Arial" style:font-family-generic="swiss"/>
    <style:font-face style:name="Lucida Sans1" svg:font-family="'Lucida Sans'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7a2dda" officeooo:paragraph-rsid="00690192"/>
    </style:style>
    <style:style style:name="P6" style:family="paragraph" style:parent-style-name="Text_20_body">
      <style:text-properties officeooo:rsid="0050cfd2" officeooo:paragraph-rsid="00690192"/>
    </style:style>
    <style:style style:name="P7" style:family="paragraph" style:parent-style-name="Text_20_body">
      <style:text-properties officeooo:rsid="006c2973" officeooo:paragraph-rsid="006c2973"/>
    </style:style>
    <style:style style:name="P8" style:family="paragraph" style:parent-style-name="Text_20_body">
      <style:text-properties style:font-name="Arial2" fo:font-size="12pt" officeooo:rsid="006c2973" officeooo:paragraph-rsid="006c2973" style:font-size-asian="12pt" style:font-size-complex="12pt"/>
    </style:style>
    <style:style style:name="P9" style:family="paragraph" style:parent-style-name="Text_20_body">
      <style:text-properties style:font-name="Arial2" fo:font-size="12pt" officeooo:rsid="006eff66" officeooo:paragraph-rsid="006eff6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c2973" style:font-weight-asian="bold" style:font-weight-complex="bold"/>
    </style:style>
    <style:style style:name="T4" style:family="text">
      <style:text-properties officeooo:rsid="007a2dda"/>
    </style:style>
    <style:style style:name="T5" style:family="text">
      <style:text-properties officeooo:rsid="006a8549"/>
    </style:style>
    <style:style style:name="T6" style:family="text">
      <style:text-properties fo:font-variant="normal" fo:text-transform="none" fo:color="#000000" loext:opacity="100%" style:font-name="Arial1" fo:font-size="10.5pt" fo:letter-spacing="normal" fo:font-style="normal" fo:font-weight="normal"/>
    </style:style>
    <style:style style:name="T7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65804638272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465804644528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1. ¿<text:span text:style-name="T4">Qué es un conector M.2</text:span>?¿<text:span text:style-name="T4">Para qué sirve</text:span>?</text:p>
            <text:p text:style-name="P5">Indica <text:span text:style-name="T5">qué</text:span> interface<text:span text:style-name="T5">s</text:span> ofrece así como la velocidad de cada una de ellas</text:p>
          </table:table-cell>
        </table:table-row>
      </table:table>
      <text:p text:style-name="Text_20_body"/>
      <text:p text:style-name="P7">Un conector M.2 es una especificación para la ampliación con tarjetas de expansión interna de ordenadores. Sustituye al estándar mSATA y se hace más idóneo para conectar las unidades de estado sólido en general y para uso en dispositivos más pequeños como tabletas.</text:p>
      <text:p text:style-name="P8"><text:span text:style-name="T8">En concreto, el interfaz M.2 sobre PCI Express de segunda generación (PCI Express 2.0) puede ofrecer un ancho de banda teórico de hasta 10 Gb/s (usando dos líneas 2x). Pero, si se usa PCI Express 3.0 (usando cuatro líneas 4x) la velocidad máxima teórica de transferencia de datos puede llegar hasta 32 Gb/s.</text:span> </text:p>
      <text:p text:style-name="P8"/>
      <text:p text:style-name="P9">SATA III → 600 MB/s</text:p>
      <text:p text:style-name="P9">PCI-e 3.0 x4 → 1000 x 4 = 4000 MB/s → 5GB/s</text:p>
      <text:p text:style-name="P9">USB 3.0 → 500 MB/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, Helvetica, sans-serif"/>
    <style:font-face style:name="Arial" svg:font-family="Arial" style:font-family-generic="swiss"/>
    <style:font-face style:name="Lucida Sans1" svg:font-family="'Lucida Sans'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41:32.237000000</dc:date>
    <meta:editing-duration>PT9H5M31S</meta:editing-duration>
    <meta:editing-cycles>157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1" meta:word-count="145" meta:character-count="803" meta:non-whitespace-character-count="666"/>
  </office:meta>
</office:document-meta>
</file>